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num err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4" table:number-rows-spanned="1">
            <text:p>STATI 3 SPAN 1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STATI 5 SPAN 1</text:p>
          </table:table-cell>
          <table:covered-table-cell table:number-columns-repeated="3"/>
        </table:table-row>
        <table:table-row table:style-name="ro1"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  <table:table-cell/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4" table:number-rows-spanned="1">
            <text:p>STATI 8 SPAN 1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STATI 9 SPAN 1</text:p>
          </table:table-cell>
          <table:covered-table-cell table:number-columns-repeated="3"/>
        </table:table-row>
        <table:table-row table:style-name="ro1"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  <table:table-cell/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4" table:number-rows-spanned="1">
            <text:p>STATI 10 SPAN 1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5"/>
        </table:table-row>
      </table:table>
      <table:table table:name="num err medio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4" table:number-rows-spanned="1">
            <text:p>STATI 3 SPAN 1 medio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STATI 5 SPAN 1 medio</text:p>
          </table:table-cell>
          <table:covered-table-cell table:number-columns-repeated="3"/>
        </table:table-row>
        <table:table-row table:style-name="ro1"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  <table:table-cell/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['num err'.B3]/3" office:value-type="float" office:value="0.333333333333333">
            <text:p>0,33</text:p>
          </table:table-cell>
          <table:table-cell table:formula="oooc:=['num err'.C3]/3" office:value-type="float" office:value="5">
            <text:p>5</text:p>
          </table:table-cell>
          <table:table-cell table:formula="oooc:=['num err'.D3]/3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ooc:=['num err'.G3]/3" office:value-type="float" office:value="0">
            <text:p>0</text:p>
          </table:table-cell>
          <table:table-cell table:formula="oooc:=['num err'.H3]/3" office:value-type="float" office:value="4.66666666666667">
            <text:p>4,67</text:p>
          </table:table-cell>
          <table:table-cell table:formula="oooc:=['num err'.I3]/3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['num err'.B4]/3" office:value-type="float" office:value="0.333333333333333">
            <text:p>0,33</text:p>
          </table:table-cell>
          <table:table-cell table:formula="oooc:=['num err'.C4]/3" office:value-type="float" office:value="5">
            <text:p>5</text:p>
          </table:table-cell>
          <table:table-cell table:formula="oooc:=['num err'.D4]/3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ooc:=['num err'.G4]/3" office:value-type="float" office:value="0">
            <text:p>0</text:p>
          </table:table-cell>
          <table:table-cell table:formula="oooc:=['num err'.H4]/3" office:value-type="float" office:value="4.66666666666667">
            <text:p>4,67</text:p>
          </table:table-cell>
          <table:table-cell table:formula="oooc:=['num err'.I4]/3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['num err'.B5]/3" office:value-type="float" office:value="0">
            <text:p>0</text:p>
          </table:table-cell>
          <table:table-cell table:formula="oooc:=['num err'.C5]/3" office:value-type="float" office:value="5">
            <text:p>5</text:p>
          </table:table-cell>
          <table:table-cell table:formula="oooc:=['num err'.D5]/3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ooc:=['num err'.G5]/3" office:value-type="float" office:value="0">
            <text:p>0</text:p>
          </table:table-cell>
          <table:table-cell table:formula="oooc:=['num err'.H5]/3" office:value-type="float" office:value="4">
            <text:p>4</text:p>
          </table:table-cell>
          <table:table-cell table:formula="oooc:=['num err'.I5]/3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['num err'.B6]/3" office:value-type="float" office:value="0">
            <text:p>0</text:p>
          </table:table-cell>
          <table:table-cell table:formula="oooc:=['num err'.C6]/3" office:value-type="float" office:value="4.33333333333333">
            <text:p>4,33</text:p>
          </table:table-cell>
          <table:table-cell table:formula="oooc:=['num err'.D6]/3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ooc:=['num err'.G6]/3" office:value-type="float" office:value="0">
            <text:p>0</text:p>
          </table:table-cell>
          <table:table-cell table:formula="oooc:=['num err'.H6]/3" office:value-type="float" office:value="2.66666666666667">
            <text:p>2,67</text:p>
          </table:table-cell>
          <table:table-cell table:formula="oooc:=['num err'.I6]/3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ooc:=['num err'.B7]/3" office:value-type="float" office:value="0">
            <text:p>0</text:p>
          </table:table-cell>
          <table:table-cell table:formula="oooc:=['num err'.C7]/3" office:value-type="float" office:value="4">
            <text:p>4</text:p>
          </table:table-cell>
          <table:table-cell table:formula="oooc:=['num err'.D7]/3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formula="oooc:=['num err'.G7]/3" office:value-type="float" office:value="0">
            <text:p>0</text:p>
          </table:table-cell>
          <table:table-cell table:formula="oooc:=['num err'.H7]/3" office:value-type="float" office:value="2.66666666666667">
            <text:p>2,67</text:p>
          </table:table-cell>
          <table:table-cell table:formula="oooc:=['num err'.I7]/3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ooc:=['num err'.B8]/3" office:value-type="float" office:value="0">
            <text:p>0</text:p>
          </table:table-cell>
          <table:table-cell table:formula="oooc:=['num err'.C8]/3" office:value-type="float" office:value="4.66666666666667">
            <text:p>4,67</text:p>
          </table:table-cell>
          <table:table-cell table:formula="oooc:=['num err'.D8]/3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formula="oooc:=['num err'.G8]/3" office:value-type="float" office:value="0">
            <text:p>0</text:p>
          </table:table-cell>
          <table:table-cell table:formula="oooc:=['num err'.H8]/3" office:value-type="float" office:value="3">
            <text:p>3</text:p>
          </table:table-cell>
          <table:table-cell table:formula="oooc:=['num err'.I8]/3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4" table:number-rows-spanned="1">
            <text:p>STATI 8 SPAN 1 medio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STATI 9 SPAN 1 medio</text:p>
          </table:table-cell>
          <table:covered-table-cell table:number-columns-repeated="3"/>
        </table:table-row>
        <table:table-row table:style-name="ro1"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  <table:table-cell/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['num err'.B12]/3" office:value-type="float" office:value="0">
            <text:p>0</text:p>
          </table:table-cell>
          <table:table-cell table:formula="oooc:=['num err'.C12]/3" office:value-type="float" office:value="5.33333333333333">
            <text:p>5,33</text:p>
          </table:table-cell>
          <table:table-cell table:formula="oooc:=['num err'.D12]/3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ooc:=['num err'.G12]/3" office:value-type="float" office:value="0">
            <text:p>0</text:p>
          </table:table-cell>
          <table:table-cell table:formula="oooc:=['num err'.H12]/3" office:value-type="float" office:value="5.33333333333333">
            <text:p>5,33</text:p>
          </table:table-cell>
          <table:table-cell table:formula="oooc:=['num err'.I12]/3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['num err'.B13]/3" office:value-type="float" office:value="0">
            <text:p>0</text:p>
          </table:table-cell>
          <table:table-cell table:formula="oooc:=['num err'.C13]/3" office:value-type="float" office:value="5.33333333333333">
            <text:p>5,33</text:p>
          </table:table-cell>
          <table:table-cell table:formula="oooc:=['num err'.D13]/3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ooc:=['num err'.G13]/3" office:value-type="float" office:value="0">
            <text:p>0</text:p>
          </table:table-cell>
          <table:table-cell table:formula="oooc:=['num err'.H13]/3" office:value-type="float" office:value="5.33333333333333">
            <text:p>5,33</text:p>
          </table:table-cell>
          <table:table-cell table:formula="oooc:=['num err'.I13]/3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['num err'.B14]/3" office:value-type="float" office:value="0">
            <text:p>0</text:p>
          </table:table-cell>
          <table:table-cell table:formula="oooc:=['num err'.C14]/3" office:value-type="float" office:value="4">
            <text:p>4</text:p>
          </table:table-cell>
          <table:table-cell table:formula="oooc:=['num err'.D14]/3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ooc:=['num err'.G14]/3" office:value-type="float" office:value="0">
            <text:p>0</text:p>
          </table:table-cell>
          <table:table-cell table:formula="oooc:=['num err'.H14]/3" office:value-type="float" office:value="3.66666666666667">
            <text:p>3,67</text:p>
          </table:table-cell>
          <table:table-cell table:formula="oooc:=['num err'.I14]/3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['num err'.B15]/3" office:value-type="float" office:value="0">
            <text:p>0</text:p>
          </table:table-cell>
          <table:table-cell table:formula="oooc:=['num err'.C15]/3" office:value-type="float" office:value="2.66666666666667">
            <text:p>2,67</text:p>
          </table:table-cell>
          <table:table-cell table:formula="oooc:=['num err'.D15]/3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ooc:=['num err'.G15]/3" office:value-type="float" office:value="0">
            <text:p>0</text:p>
          </table:table-cell>
          <table:table-cell table:formula="oooc:=['num err'.H15]/3" office:value-type="float" office:value="2.33333333333333">
            <text:p>2,33</text:p>
          </table:table-cell>
          <table:table-cell table:formula="oooc:=['num err'.I15]/3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ooc:=['num err'.B16]/3" office:value-type="float" office:value="0">
            <text:p>0</text:p>
          </table:table-cell>
          <table:table-cell table:formula="oooc:=['num err'.C16]/3" office:value-type="float" office:value="2">
            <text:p>2</text:p>
          </table:table-cell>
          <table:table-cell table:formula="oooc:=['num err'.D16]/3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formula="oooc:=['num err'.G16]/3" office:value-type="float" office:value="0">
            <text:p>0</text:p>
          </table:table-cell>
          <table:table-cell table:formula="oooc:=['num err'.H16]/3" office:value-type="float" office:value="1.33333333333333">
            <text:p>1,33</text:p>
          </table:table-cell>
          <table:table-cell table:formula="oooc:=['num err'.I16]/3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ooc:=['num err'.B17]/3" office:value-type="float" office:value="0">
            <text:p>0</text:p>
          </table:table-cell>
          <table:table-cell table:formula="oooc:=['num err'.C17]/3" office:value-type="float" office:value="2.33333333333333">
            <text:p>2,33</text:p>
          </table:table-cell>
          <table:table-cell table:formula="oooc:=['num err'.D17]/3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formula="oooc:=['num err'.G17]/3" office:value-type="float" office:value="0">
            <text:p>0</text:p>
          </table:table-cell>
          <table:table-cell table:formula="oooc:=['num err'.H17]/3" office:value-type="float" office:value="2">
            <text:p>2</text:p>
          </table:table-cell>
          <table:table-cell table:formula="oooc:=['num err'.I17]/3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4" table:number-rows-spanned="1">
            <text:p>STATI 10 SPAN 1 medio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office:value-type="string">
            <text:p>#train</text:p>
          </table:table-cell>
          <table:table-cell office:value-type="string">
            <text:p>trinagolo</text:p>
          </table:table-cell>
          <table:table-cell office:value-type="string">
            <text:p>quadrato</text:p>
          </table:table-cell>
          <table:table-cell office:value-type="string">
            <text:p>zeta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ooc:=['num err'.B21]/3" office:value-type="float" office:value="0.333333333333333">
            <text:p>0,33</text:p>
          </table:table-cell>
          <table:table-cell table:formula="oooc:=['num err'.C21]/3" office:value-type="float" office:value="5.33333333333333">
            <text:p>5,33</text:p>
          </table:table-cell>
          <table:table-cell table:formula="oooc:=['num err'.D21]/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ooc:=['num err'.B22]/3" office:value-type="float" office:value="0.333333333333333">
            <text:p>0,33</text:p>
          </table:table-cell>
          <table:table-cell table:formula="oooc:=['num err'.C22]/3" office:value-type="float" office:value="5.33333333333333">
            <text:p>5,33</text:p>
          </table:table-cell>
          <table:table-cell table:formula="oooc:=['num err'.D22]/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ooc:=['num err'.B23]/3" office:value-type="float" office:value="0">
            <text:p>0</text:p>
          </table:table-cell>
          <table:table-cell table:formula="oooc:=['num err'.C23]/3" office:value-type="float" office:value="3.66666666666667">
            <text:p>3,67</text:p>
          </table:table-cell>
          <table:table-cell table:formula="oooc:=['num err'.D23]/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ooc:=['num err'.B24]/3" office:value-type="float" office:value="0">
            <text:p>0</text:p>
          </table:table-cell>
          <table:table-cell table:formula="oooc:=['num err'.C24]/3" office:value-type="float" office:value="2.33333333333333">
            <text:p>2,33</text:p>
          </table:table-cell>
          <table:table-cell table:formula="oooc:=['num err'.D24]/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ooc:=['num err'.B25]/3" office:value-type="float" office:value="0">
            <text:p>0</text:p>
          </table:table-cell>
          <table:table-cell table:formula="oooc:=['num err'.C25]/3" office:value-type="float" office:value="1.33333333333333">
            <text:p>1,33</text:p>
          </table:table-cell>
          <table:table-cell table:formula="oooc:=['num err'.D25]/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'num err'.B26]/3" office:value-type="float" office:value="0">
            <text:p>0</text:p>
          </table:table-cell>
          <table:table-cell table:formula="oooc:=['num err'.C26]/3" office:value-type="float" office:value="2">
            <text:p>2</text:p>
          </table:table-cell>
          <table:table-cell table:formula="oooc:=['num err'.D26]/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'num err medio'.D43" table:end-x="1.617cm" table:end-y="0.291cm" draw:z-index="0" draw:style-name="gr1" svg:width="8.001cm" svg:height="6.986cm" svg:x="0.39cm" svg:y="0.053cm">
              <draw:object draw:notify-on-update-of-ranges="'num err medio'.A3:'num err medio'.A8 'num err medio'.B2:'num err medio'.B2 'num err medio'.B3:'num err medio'.B8 'num err medio'.C2:'num err medio'.C2 'num err medio'.C3:'num err medio'.C8 'num err medio'.D2:'num err medio'.D2 'num err medio'.D3:'num err medio'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'num err medio'.H43" table:end-x="1.405cm" table:end-y="0.376cm" draw:z-index="1" draw:style-name="gr1" svg:width="7.999cm" svg:height="6.999cm" svg:x="0.18cm" svg:y="0.125cm">
              <draw:object draw:notify-on-update-of-ranges="'num err medio'.F3:'num err medio'.F8 'num err medio'.G2:'num err medio'.G2 'num err medio'.G3:'num err medio'.G8 'num err medio'.H2:'num err medio'.H2 'num err medio'.H3:'num err medio'.H8 'num err medio'.I2:'num err medio'.I2 'num err medio'.I3:'num err medio'.I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'num err medio'.L44" table:end-x="0.892cm" table:end-y="0.053cm" draw:z-index="2" draw:style-name="gr1" svg:width="8.001cm" svg:height="6.986cm" svg:x="1.924cm" svg:y="0.265cm">
              <draw:object draw:notify-on-update-of-ranges="'num err medio'.A12:'num err medio'.A17 'num err medio'.B11:'num err medio'.B11 'num err medio'.B12:'num err medio'.B17 'num err medio'.C11:'num err medio'.C11 'num err medio'.C12:'num err medio'.C17 'num err medio'.D11:'num err medio'.D11 'num err medio'.D12:'num err medio'.D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 table:number-rows-repeated="15">
          <table:table-cell table:number-columns-repeated="9"/>
        </table:table-row>
        <table:table-row table:style-name="ro1">
          <table:table-cell>
            <draw:frame table:end-cell-address="'num err medio'.D60" table:end-x="1.757cm" table:end-y="0.106cm" draw:z-index="3" draw:style-name="gr1" svg:width="8.001cm" svg:height="6.986cm" svg:x="0.53cm" svg:y="0.318cm">
              <draw:object draw:notify-on-update-of-ranges="'num err medio'.F12:'num err medio'.F17 'num err medio'.G11:'num err medio'.G11 'num err medio'.G12:'num err medio'.G17 'num err medio'.H11:'num err medio'.H11 'num err medio'.H12:'num err medio'.H17 'num err medio'.I11:'num err medio'.I11 'num err medio'.I12:'num err medio'.I1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4"/>
          <table:table-cell>
            <draw:frame table:end-cell-address="'num err medio'.H60" table:end-x="1.59cm" table:end-y="0.238cm" draw:z-index="4" draw:style-name="gr1" svg:width="8.001cm" svg:height="6.986cm" svg:x="0.363cm" svg:y="0cm">
              <draw:object draw:notify-on-update-of-ranges="'num err medio'.A21:'num err medio'.A26 'num err medio'.B20:'num err medio'.B20 'num err medio'.B21:'num err medio'.B26 'num err medio'.C20:'num err medio'.C20 'num err medio'.C21:'num err medio'.C26 'num err medio'.D20:'num err medio'.D20 'num err medio'.D21:'num err medio'.D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</table:table>
      <table:table table:name="Tabell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30">30/12/2008</text:date>, <text:time>18.47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30T17:58:02</meta:creation-date>
    <dc:date>2008-12-30T18:35:22</dc:date>
    <meta:editing-cycles>5</meta:editing-cycles>
    <meta:editing-duration>PT37M22S</meta:editing-duration>
    <meta:user-defined meta:name="Info 1"/>
    <meta:user-defined meta:name="Info 2"/>
    <meta:user-defined meta:name="Info 3"/>
    <meta:user-defined meta:name="Info 4"/>
    <meta:document-statistic meta:table-count="3" meta:cell-count="2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line" chart:style-name="ch1">
        <chart:title svg:x="3.22cm" svg:y="0.14cm" chart:style-name="ch2">
          <text:p>3 STATI</text:p>
        </chart:title>
        <chart:legend chart:legend-position="end" svg:x="6.055cm" svg:y="2.837cm" chart:style-name="ch3"/>
        <chart:plot-area chart:style-name="ch4" table:cell-range-address="'num err medio'.A3:'num err medio'.D8 'num err medio'.B2:'num err medio'.D8 'num err medio'.A2:'num err medio'.A2" chart:data-source-has-labels="both" svg:x="0.119cm" svg:y="0.782cm" svg:width="5.776cm" svg:height="5.988cm">
          <chart:axis chart:dimension="x" chart:name="primary-x" chart:style-name="ch5">
            <chart:title svg:x="2.208cm" svg:y="6.338cm" chart:style-name="ch6">
              <text:p>esempi di train</text:p>
            </chart:title>
            <chart:categories table:cell-range-address="'num err medio'.A3:'num err medio'.A8"/>
          </chart:axis>
          <chart:axis chart:dimension="y" chart:name="primary-y" chart:style-name="ch5">
            <chart:title svg:x="0.161cm" svg:y="4.059cm" chart:style-name="ch7">
              <text:p>num err</text:p>
            </chart:title>
            <chart:grid chart:style-name="ch8" chart:class="major"/>
          </chart:axis>
          <chart:series chart:style-name="ch9" chart:values-cell-range-address="'num err medio'.B3:'num err medio'.B8" chart:label-cell-address="'num err medio'.B2:'num err medio'.B2" chart:class="chart:line">
            <chart:data-point chart:repeated="6"/>
          </chart:series>
          <chart:series chart:style-name="ch10" chart:values-cell-range-address="'num err medio'.C3:'num err medio'.C8" chart:label-cell-address="'num err medio'.C2:'num err medio'.C2" chart:class="chart:line">
            <chart:data-point chart:repeated="6"/>
          </chart:series>
          <chart:series chart:style-name="ch11" chart:values-cell-range-address="'num err medio'.D3:'num err medio'.D8" chart:label-cell-address="'num err medio'.D2:'num err medio'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nagolo</text:p>
              </table:table-cell>
              <table:table-cell office:value-type="string">
                <text:p>quadrato</text:p>
              </table:table-cell>
              <table:table-cell office:value-type="string">
                <text:p>zeta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3.219cm" svg:y="0.141cm" chart:style-name="ch2">
          <text:p>5 STATI</text:p>
        </chart:title>
        <chart:legend chart:legend-position="end" svg:x="6.053cm" svg:y="2.844cm" chart:style-name="ch3"/>
        <chart:plot-area chart:style-name="ch4" table:cell-range-address="'num err medio'.F3:'num err medio'.I8 'num err medio'.G2:'num err medio'.I8 'num err medio'.F2:'num err medio'.F2" chart:data-source-has-labels="both" svg:x="0.119cm" svg:y="0.784cm" svg:width="5.774cm" svg:height="5.996cm">
          <chart:axis chart:dimension="x" chart:name="primary-x" chart:style-name="ch5">
            <chart:title svg:x="2.207cm" svg:y="6.349cm" chart:style-name="ch6">
              <text:p>esempi di train</text:p>
            </chart:title>
            <chart:categories table:cell-range-address="'num err medio'.F3:'num err medio'.F8"/>
          </chart:axis>
          <chart:axis chart:dimension="y" chart:name="primary-y" chart:style-name="ch7">
            <chart:title svg:x="0.161cm" svg:y="4.065cm" chart:style-name="ch8">
              <text:p>num err</text:p>
            </chart:title>
            <chart:grid chart:style-name="ch9" chart:class="major"/>
          </chart:axis>
          <chart:series chart:style-name="ch10" chart:values-cell-range-address="'num err medio'.G3:'num err medio'.G8" chart:label-cell-address="'num err medio'.G2:'num err medio'.G2" chart:class="chart:line">
            <chart:data-point chart:repeated="6"/>
          </chart:series>
          <chart:series chart:style-name="ch11" chart:values-cell-range-address="'num err medio'.H3:'num err medio'.H8" chart:label-cell-address="'num err medio'.H2:'num err medio'.H2" chart:class="chart:line">
            <chart:data-point chart:repeated="6"/>
          </chart:series>
          <chart:series chart:style-name="ch12" chart:values-cell-range-address="'num err medio'.I3:'num err medio'.I8" chart:label-cell-address="'num err medio'.I2:'num err medio'.I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nagolo</text:p>
              </table:table-cell>
              <table:table-cell office:value-type="string">
                <text:p>quadrato</text:p>
              </table:table-cell>
              <table:table-cell office:value-type="string">
                <text:p>zeta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line" chart:style-name="ch1">
        <chart:title svg:x="3.22cm" svg:y="0.14cm" chart:style-name="ch2">
          <text:p>8 STATI</text:p>
        </chart:title>
        <chart:legend chart:legend-position="end" svg:x="6.055cm" svg:y="2.837cm" chart:style-name="ch3"/>
        <chart:plot-area chart:style-name="ch4" table:cell-range-address="'num err medio'.A12:'num err medio'.D17 'num err medio'.B11:'num err medio'.D17 'num err medio'.A11:'num err medio'.A11" chart:data-source-has-labels="both" svg:x="0.119cm" svg:y="0.782cm" svg:width="5.776cm" svg:height="5.988cm">
          <chart:axis chart:dimension="x" chart:name="primary-x" chart:style-name="ch5">
            <chart:title svg:x="2.208cm" svg:y="6.338cm" chart:style-name="ch6">
              <text:p>esempi di train</text:p>
            </chart:title>
            <chart:categories table:cell-range-address="'num err medio'.A12:'num err medio'.A17"/>
          </chart:axis>
          <chart:axis chart:dimension="y" chart:name="primary-y" chart:style-name="ch5">
            <chart:title svg:x="0.161cm" svg:y="4.059cm" chart:style-name="ch7">
              <text:p>num err</text:p>
            </chart:title>
            <chart:grid chart:style-name="ch8" chart:class="major"/>
          </chart:axis>
          <chart:series chart:style-name="ch9" chart:values-cell-range-address="'num err medio'.B12:'num err medio'.B17" chart:label-cell-address="'num err medio'.B11:'num err medio'.B11" chart:class="chart:line">
            <chart:data-point chart:repeated="6"/>
          </chart:series>
          <chart:series chart:style-name="ch10" chart:values-cell-range-address="'num err medio'.C12:'num err medio'.C17" chart:label-cell-address="'num err medio'.C11:'num err medio'.C11" chart:class="chart:line">
            <chart:data-point chart:repeated="6"/>
          </chart:series>
          <chart:series chart:style-name="ch11" chart:values-cell-range-address="'num err medio'.D12:'num err medio'.D17" chart:label-cell-address="'num err medio'.D11:'num err medio'.D1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nagolo</text:p>
              </table:table-cell>
              <table:table-cell office:value-type="string">
                <text:p>quadrato</text:p>
              </table:table-cell>
              <table:table-cell office:value-type="string">
                <text:p>zeta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line" chart:style-name="ch1">
        <chart:title svg:x="3.22cm" svg:y="0.14cm" chart:style-name="ch2">
          <text:p>9 STATI</text:p>
        </chart:title>
        <chart:legend chart:legend-position="end" svg:x="6.055cm" svg:y="2.837cm" chart:style-name="ch3"/>
        <chart:plot-area chart:style-name="ch4" table:cell-range-address="'num err medio'.F12:'num err medio'.I17 'num err medio'.G11:'num err medio'.I17 'num err medio'.F11:'num err medio'.F11" chart:data-source-has-labels="both" svg:x="0.119cm" svg:y="0.782cm" svg:width="5.776cm" svg:height="5.988cm">
          <chart:axis chart:dimension="x" chart:name="primary-x" chart:style-name="ch5">
            <chart:title svg:x="2.208cm" svg:y="6.338cm" chart:style-name="ch6">
              <text:p>esempi di train</text:p>
            </chart:title>
            <chart:categories table:cell-range-address="'num err medio'.F12:'num err medio'.F17"/>
          </chart:axis>
          <chart:axis chart:dimension="y" chart:name="primary-y" chart:style-name="ch5">
            <chart:title svg:x="0.161cm" svg:y="4.059cm" chart:style-name="ch7">
              <text:p>num err</text:p>
            </chart:title>
            <chart:grid chart:style-name="ch8" chart:class="major"/>
          </chart:axis>
          <chart:series chart:style-name="ch9" chart:values-cell-range-address="'num err medio'.G12:'num err medio'.G17" chart:label-cell-address="'num err medio'.G11:'num err medio'.G11" chart:class="chart:line">
            <chart:data-point chart:repeated="6"/>
          </chart:series>
          <chart:series chart:style-name="ch10" chart:values-cell-range-address="'num err medio'.H12:'num err medio'.H17" chart:label-cell-address="'num err medio'.H11:'num err medio'.H11" chart:class="chart:line">
            <chart:data-point chart:repeated="6"/>
          </chart:series>
          <chart:series chart:style-name="ch11" chart:values-cell-range-address="'num err medio'.I12:'num err medio'.I17" chart:label-cell-address="'num err medio'.I11:'num err medio'.I1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nagolo</text:p>
              </table:table-cell>
              <table:table-cell office:value-type="string">
                <text:p>quadrato</text:p>
              </table:table-cell>
              <table:table-cell office:value-type="string">
                <text:p>zeta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line" chart:style-name="ch1">
        <chart:title svg:x="3.101cm" svg:y="0.14cm" chart:style-name="ch2">
          <text:p>10 STATI</text:p>
        </chart:title>
        <chart:legend chart:legend-position="end" svg:x="6.055cm" svg:y="2.837cm" chart:style-name="ch3"/>
        <chart:plot-area chart:style-name="ch4" table:cell-range-address="'num err medio'.A21:'num err medio'.D26 'num err medio'.B20:'num err medio'.D26 'num err medio'.A20:'num err medio'.A20" chart:data-source-has-labels="both" svg:x="0.119cm" svg:y="0.782cm" svg:width="5.776cm" svg:height="5.988cm">
          <chart:axis chart:dimension="x" chart:name="primary-x" chart:style-name="ch5">
            <chart:title svg:x="2.208cm" svg:y="6.338cm" chart:style-name="ch6">
              <text:p>esempi di train</text:p>
            </chart:title>
            <chart:categories table:cell-range-address="'num err medio'.A21:'num err medio'.A26"/>
          </chart:axis>
          <chart:axis chart:dimension="y" chart:name="primary-y" chart:style-name="ch5">
            <chart:title svg:x="0.161cm" svg:y="4.059cm" chart:style-name="ch7">
              <text:p>num err</text:p>
            </chart:title>
            <chart:grid chart:style-name="ch8" chart:class="major"/>
          </chart:axis>
          <chart:series chart:style-name="ch9" chart:values-cell-range-address="'num err medio'.B21:'num err medio'.B26" chart:label-cell-address="'num err medio'.B20:'num err medio'.B20" chart:class="chart:line">
            <chart:data-point chart:repeated="6"/>
          </chart:series>
          <chart:series chart:style-name="ch10" chart:values-cell-range-address="'num err medio'.C21:'num err medio'.C26" chart:label-cell-address="'num err medio'.C20:'num err medio'.C20" chart:class="chart:line">
            <chart:data-point chart:repeated="6"/>
          </chart:series>
          <chart:series chart:style-name="ch11" chart:values-cell-range-address="'num err medio'.D21:'num err medio'.D26" chart:label-cell-address="'num err medio'.D20:'num err medio'.D20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nagolo</text:p>
              </table:table-cell>
              <table:table-cell office:value-type="string">
                <text:p>quadrato</text:p>
              </table:table-cell>
              <table:table-cell office:value-type="string">
                <text:p>zeta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